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89H16M03.243051S" calcext:value-type="time">
            <text:p>589:16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/>
          <table:table-cell table:formula="of:=IF([.G123]-[.F123] &gt; 0; [.G123]-[.F123]; 0)" office:value-type="time" office:time-value="PT00H00M00S" calcext:value-type="time">
            <text:p>00:00</text:p>
          </table:table-cell>
          <table:table-cell table:formula="of:=[.D123]+[.H123]" office:value-type="time" office:time-value="PT02H49M07.014S" calcext:value-type="time">
            <text:p>02:49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24]-[.B124] &gt; 0; [.C124]-[.B1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4]-[.F124] &gt; 0; [.G124]-[.F124]; 0)" office:value-type="time" office:time-value="PT00H00M00S" calcext:value-type="time">
            <text:p>00:00</text:p>
          </table:table-cell>
          <table:table-cell table:formula="of:=[.D124]+[.H1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25]-[.B125] &gt; 0; [.C125]-[.B12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19H00M02.371S" calcext:value-type="time">
            <text:p>19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7]-[.B127] &gt; 0; [.C127]-[.B1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7]-[.F127] &gt; 0; [.G127]-[.F127]; 0)" office:value-type="time" office:time-value="PT00H00M00S" calcext:value-type="time">
            <text:p>00:00</text:p>
          </table:table-cell>
          <table:table-cell table:formula="of:=[.D127]+[.H1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8]-[.B128] &gt; 0; [.C128]-[.B1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08:00:25.2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04T13:22:20.984000000</dc:date>
    <dc:creator>Benjamin Laws</dc:creator>
    <meta:editing-duration>P24DT21H9M11S</meta:editing-duration>
    <meta:editing-cycles>663</meta:editing-cycles>
    <meta:generator>LibreOffice/7.2.6.2$Windows_X86_64 LibreOffice_project/b0ec3a565991f7569a5a7f5d24fed7f52653d754</meta:generator>
    <meta:document-statistic meta:table-count="2" meta:cell-count="919" meta:object-count="0"/>
  </office:meta>
</office:document-meta>
</file>